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Servlet.getInterfaces( final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Servlet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ispatcherServlet.getInterfaces( Set interfaces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Servlet.service( HttpServletRequest req , HttpServletResponse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